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language="ru" fo:country="RU" officeooo:rsid="0003384e" officeooo:paragraph-rsid="0003384e"/>
    </style:style>
    <style:style style:name="P2" style:family="paragraph" style:parent-style-name="Heading_20_2">
      <style:paragraph-properties fo:text-align="justify" style:justify-single-word="false"/>
      <style:text-properties fo:language="ru" fo:country="RU" officeooo:rsid="0003384e" officeooo:paragraph-rsid="0003384e"/>
    </style:style>
    <style:style style:name="P3" style:family="paragraph" style:parent-style-name="Heading_20_2">
      <style:paragraph-properties fo:text-align="justify" style:justify-single-word="false"/>
      <style:text-properties officeooo:rsid="0003384e" officeooo:paragraph-rsid="0003384e"/>
    </style:style>
    <style:style style:name="P4" style:family="paragraph" style:parent-style-name="Heading_20_2">
      <style:paragraph-properties fo:text-align="justify" style:justify-single-word="false"/>
      <style:text-properties officeooo:rsid="000367a5" officeooo:paragraph-rsid="000367a5"/>
    </style:style>
    <style:style style:name="P5" style:family="paragraph" style:parent-style-name="Heading_20_2">
      <style:paragraph-properties fo:text-align="justify" style:justify-single-word="false"/>
      <style:text-properties officeooo:rsid="0004553f" officeooo:paragraph-rsid="0004553f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3384e" officeooo:paragraph-rsid="0003384e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0367a5" officeooo:paragraph-rsid="000367a5"/>
    </style:style>
    <style:style style:name="P8" style:family="paragraph" style:parent-style-name="Text_20_body" style:list-style-name="L3">
      <style:paragraph-properties fo:text-align="justify" style:justify-single-word="false"/>
      <style:text-properties officeooo:rsid="000367a5" officeooo:paragraph-rsid="000367a5"/>
    </style:style>
    <style:style style:name="P9" style:family="paragraph" style:parent-style-name="Text_20_body" style:list-style-name="L4">
      <style:paragraph-properties fo:text-align="justify" style:justify-single-word="false"/>
      <style:text-properties officeooo:rsid="0004553f" officeooo:paragraph-rsid="0004553f"/>
    </style:style>
    <style:style style:name="P10" style:family="paragraph" style:parent-style-name="Text_20_body">
      <style:paragraph-properties fo:text-align="justify" style:justify-single-word="false"/>
      <style:text-properties officeooo:paragraph-rsid="0003384e"/>
    </style:style>
    <style:style style:name="P11" style:family="paragraph" style:parent-style-name="Text_20_body">
      <style:paragraph-properties fo:text-align="justify" style:justify-single-word="false"/>
      <style:text-properties officeooo:paragraph-rsid="0004553f"/>
    </style:style>
    <style:style style:name="T1" style:family="text">
      <style:text-properties fo:font-size="14pt" officeooo:rsid="0003384e" style:font-size-asian="12.25pt" style:font-size-complex="14pt"/>
    </style:style>
    <style:style style:name="T2" style:family="text">
      <style:text-properties officeooo:rsid="0004553f"/>
    </style:style>
    <style:style style:name="T3" style:family="text">
      <style:text-properties style:font-name="sans-serif" fo:font-size="14pt" fo:language="ru" fo:country="RU" officeooo:rsid="00063086" style:font-size-asian="12.25pt" style:font-size-complex="14pt"/>
    </style:style>
    <style:style style:name="T4" style:family="text">
      <style:text-properties style:font-name="sans-serif" fo:font-size="13.1999998092651pt" officeooo:rsid="0003384e" style:font-size-asian="12.25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384e"/>
    </style:style>
    <style:style style:name="T7" style:family="text">
      <style:text-properties fo:language="ru" fo:country="RU" officeooo:rsid="00063086"/>
    </style:style>
    <style:style style:name="T8" style:family="text">
      <style:text-properties officeooo:rsid="000630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№2</text:h>
      <text:h text:style-name="P2" text:outline-level="2">Цель работы:</text:h>
      <text:p text:style-name="P10"><text:span text:style-name="T6"><text:tab/></text:span><text:span text:style-name="T7">Закрепить теоретический материал и практически освоить основные возможности по работе с различными форматами хранения растровых изображений, получению информации об изображении, хранящемся в файле.</text:span></text:p>
      <text:h text:style-name="P3" text:outline-level="2">Задачи работы:</text:h>
      <text:list xml:id="list2631894545" text:style-name="L1">
        <text:list-item>
          <text:p text:style-name="P6">Реализовать метод для считывания единичных файлов</text:p>
        </text:list-item>
        <text:list-item>
          <text:p text:style-name="P6">Реализовать метод для считывания нескольких файлов</text:p>
        </text:list-item>
        <text:list-item>
          <text:p text:style-name="P6">Реализовать эффективный метод для считывания целой папки</text:p>
        </text:list-item>
        <text:list-item>
          <text:p text:style-name="P6">Реализовать возможность удаления элементов из таблицы</text:p>
        </text:list-item>
        <text:list-item>
          <text:p text:style-name="P6">Реализовать возможность просмотра изображения по клику по элементу таблицы</text:p>
        </text:list-item>
        <text:list-item>
          <text:p text:style-name="P6">Реализовать возможность сортировки содержимого таблицы по различным критериям</text:p>
        </text:list-item>
      </text:list>
      <text:h text:style-name="P4" text:outline-level="2">Использованные средства разработки:</text:h>
      <text:list xml:id="list2071731607" text:style-name="L2">
        <text:list-item>
          <text:p text:style-name="P7">Фреймворк Qt и язык C++</text:p>
        </text:list-item>
      </text:list>
      <text:h text:style-name="P4" text:outline-level="2">Ход работы:</text:h>
      <text:list xml:id="list4157589506" text:style-name="L3">
        <text:list-item>
          <text:p text:style-name="P8">Проектировка и создание удобного пользовательского интерфейса</text:p>
        </text:list-item>
        <text:list-item>
          <text:p text:style-name="P8">Реализация основного метода добавления элементов в таблицу AppendDataIntoTable</text:p>
        </text:list-item>
        <text:list-item>
          <text:p text:style-name="P8">Реализация методов считывания файлов отдельных файлов SelectSingleFile и SelectMultipleFiles с помощью возможностей Qt</text:p>
        </text:list-item>
        <text:list-item>
          <text:p text:style-name="P8">Реализация эффективного метода считывания целой папки на основе использования контейнера set языка C++ для проверки наличия дубликатов. Итоговая сложность метода O(n log (n + m)), где n — количество элементов в папке, а m — количество элементов в таблице.</text:p>
        </text:list-item>
        <text:list-item>
          <text:p text:style-name="P8"><text:s/>Реализация метода удаления выбранных элементов из таблицы Clear, <text:span text:style-name="T2">на основе средств, предоставляемых фреймворком Qt</text:span></text:p>
        </text:list-item>
        <text:list-item>
          <text:p text:style-name="P8">Сортировка содержимого таблицы поддерживается Qt, однако для правильной сортировки по критерию размера был создан класс <text:soft-page-break/>CustomTableItem со специальным компаратором, обеспечивающим корректное сравнение элементов таблицы <text:span text:style-name="T2">по размеру исходного изображения</text:span></text:p>
        </text:list-item>
      </text:list>
      <text:h text:style-name="P5" text:outline-level="2">Вывод:</text:h>
      <text:p text:style-name="P11"><text:tab/><text:span text:style-name="T2">В ходе выполнения данной работы я:</text:span></text:p>
      <text:list xml:id="list3821943868" text:style-name="L4">
        <text:list-item>
          <text:p text:style-name="P9">создал приложение, позволяющее отображать основную информацию об изображениях</text:p>
        </text:list-item>
        <text:list-item>
          <text:p text:style-name="P9">закрепил полученные лекционные знания по различным форматам изображений</text:p>
        </text:list-item>
        <text:list-item>
          <text:p text:style-name="P9">у<text:span text:style-name="T8">глубил</text:span> знания фреймворка Qt, а также языка C++</text:p>
        </text:list-item>
        <text:list-item>
          <text:p text:style-name="P9">получил дополнительный опыт работы с системой контроля версий Gi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17:52.633238232</meta:creation-date>
    <dc:date>2022-11-23T18:41:36.287268123</dc:date>
    <meta:editing-duration>PT10M1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25" meta:word-count="245" meta:character-count="1876" meta:non-whitespace-character-count="1668"/>
  </office:meta>
</office:document-meta>
</file>